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fill-color="#1e90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_20__28_var_29_" svg:stroke-color="#ffffff" draw:fill="none" draw:fill-color="#ffffff" draw:opacity="0%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style:text-underline-style="none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0000"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center"/>
      <style:text-properties fo:color="#ffffff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color="#ffffff" fo:font-size="14pt" style:text-underline-style="none" style:font-size-asian="14pt" style:font-size-complex="14pt"/>
    </style:style>
    <style:style style:name="T2" style:family="text">
      <style:text-properties fo:color="#ffffff" fo:font-size="10pt" style:text-underline-style="none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5" style:family="text">
      <style:text-properties fo:color="#ffffff" fo:font-size="10pt" fo:font-style="normal" style:font-size-asian="10pt" style:font-style-asian="normal" style:font-size-complex="10pt" style:font-style-complex="italic"/>
    </style:style>
    <style:style style:name="T6" style:family="text">
      <style:text-properties fo:color="#ffffff"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3cm" svg:height="20.066cm" svg:x="0.762cm" svg:y="0.762cm">
          <text:p text:style-name="P1"><text:span text:style-name="T1">Preprocessing Sequence</text:span></text:p>
          <text:p text:style-name="P1"><text:span text:style-name="T2">----------------------------------------------------------------------------------------------</text:span></text:p>
          <text:p text:style-name="P1"><text:span text:style-name="T2">df : &lt;DataFrame&gt; valid pitch data</text:span></text:p>
          <text:p text:style-name="P1"><text:span text:style-name="T2">----------------------------------------------------------------------------------------------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2" draw:text-style-name="P1" draw:layer="layout" svg:x1="3.238cm" svg:y1="13.208cm" svg:x2="3.238cm" svg:y2="5.08cm">
          <text:p/>
        </draw:line>
        <draw:line draw:style-name="gr2" draw:text-style-name="P1" draw:layer="layout" svg:x1="6.477cm" svg:y1="13.208cm" svg:x2="6.477cm" svg:y2="19.558cm">
          <text:p/>
        </draw:line>
        <draw:line draw:style-name="gr2" draw:text-style-name="P1" draw:layer="layout" svg:x1="3.238cm" svg:y1="5.08cm" svg:x2="6.477cm" svg:y2="5.08cm">
          <text:p/>
        </draw:line>
        <draw:line draw:style-name="gr2" draw:text-style-name="P1" draw:layer="layout" svg:x1="6.477cm" svg:y1="3.429cm" svg:x2="6.477cm" svg:y2="5.08cm">
          <text:p/>
        </draw:line>
        <draw:line draw:style-name="gr2" draw:text-style-name="P1" draw:layer="layout" svg:x1="3.239cm" svg:y1="5.969cm" svg:x2="8.637cm" svg:y2="5.969cm">
          <text:p/>
        </draw:line>
        <draw:line draw:style-name="gr2" draw:text-style-name="P1" draw:layer="layout" svg:x1="8.636cm" svg:y1="5.969cm" svg:x2="8.636cm" svg:y2="6.858cm">
          <text:p/>
        </draw:line>
        <draw:line draw:style-name="gr2" draw:text-style-name="P1" draw:layer="layout" svg:x1="3.238cm" svg:y1="6.858cm" svg:x2="8.636cm" svg:y2="6.858cm">
          <text:p/>
        </draw:line>
        <draw:line draw:style-name="gr2" draw:text-style-name="P1" draw:layer="layout" svg:x1="3.238cm" svg:y1="7.747cm" svg:x2="8.636cm" svg:y2="7.747cm">
          <text:p/>
        </draw:line>
        <draw:line draw:style-name="gr2" draw:text-style-name="P1" draw:layer="layout" svg:x1="8.636cm" svg:y1="7.747cm" svg:x2="8.636cm" svg:y2="9.652cm">
          <text:p/>
        </draw:line>
        <draw:line draw:style-name="gr2" draw:text-style-name="P1" draw:layer="layout" svg:x1="3.238cm" svg:y1="9.652cm" svg:x2="8.637cm" svg:y2="9.652cm">
          <text:p/>
        </draw:line>
        <draw:line draw:style-name="gr2" draw:text-style-name="P1" draw:layer="layout" svg:x1="3.238cm" svg:y1="10.541cm" svg:x2="8.636cm" svg:y2="10.541cm">
          <text:p/>
        </draw:line>
        <draw:line draw:style-name="gr2" draw:text-style-name="P1" draw:layer="layout" svg:x1="3.238cm" svg:y1="11.43cm" svg:x2="8.636cm" svg:y2="11.43cm">
          <text:p/>
        </draw:line>
        <draw:line draw:style-name="gr2" draw:text-style-name="P1" draw:layer="layout" svg:x1="8.636cm" svg:y1="10.541cm" svg:x2="8.636cm" svg:y2="11.431cm">
          <text:p/>
        </draw:line>
        <draw:line draw:style-name="gr2" draw:text-style-name="P1" draw:layer="layout" svg:x1="3.238cm" svg:y1="12.319cm" svg:x2="8.636cm" svg:y2="12.319cm">
          <text:p/>
        </draw:line>
        <draw:line draw:style-name="gr2" draw:text-style-name="P1" draw:layer="layout" svg:x1="8.637cm" svg:y1="13.208cm" svg:x2="8.637cm" svg:y2="12.319cm">
          <text:p/>
        </draw:line>
        <draw:line draw:style-name="gr2" draw:text-style-name="P1" draw:layer="layout" svg:x1="3.238cm" svg:y1="13.208cm" svg:x2="8.636cm" svg:y2="13.208cm">
          <text:p/>
        </draw:line>
        <draw:custom-shape draw:style-name="gr3" draw:text-style-name="P3" draw:layer="layout" svg:width="11.049cm" svg:height="0.953cm" svg:x="0.953cm" svg:y="2.828cm">
          <text:p text:style-name="P3"><text:span text:style-name="T3">_preprocess ( df , remove, confidence, accuracy, outlier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556cm" svg:y="4.225cm">
          <text:p text:style-name="P1"><text:span text:style-name="T4">df.dropna(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27cm" svg:height="1.27cm" svg:x="2.604cm" svg:y="5.334cm">
          <text:p text:style-name="P5"><text:span text:style-name="T5">confid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5.842cm" svg:height="0.445cm" svg:x="5.715cm" svg:y="6.197cm">
          <text:p text:style-name="P1"><text:span text:style-name="T4">df = df [ df.type_confidence &gt; 1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572cm" svg:height="0.445cm" svg:x="6.35cm" svg:y="8.001cm">
          <text:p text:style-name="P1"><text:span text:style-name="T4">filter_batters_faced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572cm" svg:height="0.445cm" svg:x="6.35cm" svg:y="8.923cm">
          <text:p text:style-name="P1"><text:span text:style-name="T4">filter_pitch_count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5.525cm" svg:y="10.769cm">
          <text:p text:style-name="P1"><text:span text:style-name="T4">filter_wild_pitches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5.525cm" svg:y="12.547cm">
          <text:p text:style-name="P4"><text:span text:style-name="T4">filter_outliers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472cm" svg:y="14.002cm">
          <text:p text:style-name="P1"><text:span text:style-name="T4">filter_features ( df, remove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587cm" svg:y="15.018cm">
          <text:p text:style-name="P1"><text:span text:style-name="T4">encode_p_throws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576cm" svg:y="16.034cm">
          <text:p text:style-name="P1"><text:span text:style-name="T4">filter_pitches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556cm" svg:y="17.05cm">
          <text:p text:style-name="P1"><text:span text:style-name="T4">encode_pitch_type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842cm" svg:height="0.445cm" svg:x="3.556cm" svg:y="18.066cm">
          <text:p text:style-name="P1"><text:span text:style-name="T4">X, y = separate_target_values ( df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72cm" svg:height="0.953cm" svg:x="4.191cm" svg:y="19.336cm">
          <text:p text:style-name="P1"><text:span text:style-name="T3">Return → X,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27cm" svg:height="1.27cm" svg:x="2.604cm" svg:y="7.112cm">
          <text:p text:style-name="P5"><text:span text:style-name="T6">Number of </text:span></text:p>
          <text:p text:style-name="P5"><text:span text:style-name="T6">pitcher_id's &gt;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27cm" svg:height="1.27cm" svg:x="2.604cm" svg:y="9.906cm">
          <text:p text:style-name="P5"><text:span text:style-name="T6">accurac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27cm" svg:height="1.27cm" svg:x="2.604cm" svg:y="11.684cm">
          <text:p text:style-name="P5"><text:span text:style-name="T6">outli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6.477cm" svg:y1="3.81cm" svg:x2="6.477cm" svg:y2="4.297cm">
          <text:p/>
        </draw:line>
        <draw:line draw:style-name="gr6" draw:text-style-name="P1" draw:layer="layout" svg:x1="6.477cm" svg:y1="13.335cm" svg:x2="6.477cm" svg:y2="13.822cm">
          <text:p/>
        </draw:line>
        <draw:line draw:style-name="gr6" draw:text-style-name="P1" draw:layer="layout" svg:x1="6.477cm" svg:y1="18.669cm" svg:x2="6.477cm" svg:y2="19.156cm">
          <text:p/>
        </draw:line>
        <draw:line draw:style-name="gr6" draw:text-style-name="P1" draw:layer="layout" svg:x1="4.826cm" svg:y1="5.969cm" svg:x2="5.313cm" svg:y2="5.969cm">
          <text:p/>
        </draw:line>
        <draw:line draw:style-name="gr6" draw:text-style-name="P1" draw:layer="layout" svg:x1="4.826cm" svg:y1="7.747cm" svg:x2="5.313cm" svg:y2="7.747cm">
          <text:p/>
        </draw:line>
        <draw:line draw:style-name="gr6" draw:text-style-name="P1" draw:layer="layout" svg:x1="4.826cm" svg:y1="10.541cm" svg:x2="5.313cm" svg:y2="10.541cm">
          <text:p/>
        </draw:line>
        <draw:line draw:style-name="gr6" draw:text-style-name="P1" draw:layer="layout" svg:x1="4.826cm" svg:y1="12.319cm" svg:x2="5.313cm" svg:y2="12.319cm">
          <text:p/>
        </draw:line>
        <draw:line draw:style-name="gr6" draw:text-style-name="P1" draw:layer="layout" svg:x1="8.107cm" svg:y1="6.858cm" svg:x2="7.62cm" svg:y2="6.858cm">
          <text:p/>
        </draw:line>
        <draw:line draw:style-name="gr6" draw:text-style-name="P1" draw:layer="layout" svg:x1="8.107cm" svg:y1="9.652cm" svg:x2="7.62cm" svg:y2="9.652cm">
          <text:p/>
        </draw:line>
        <draw:line draw:style-name="gr6" draw:text-style-name="P1" draw:layer="layout" svg:x1="8.107cm" svg:y1="11.43cm" svg:x2="7.62cm" svg:y2="11.43cm">
          <text:p/>
        </draw:line>
        <draw:line draw:style-name="gr6" draw:text-style-name="P1" draw:layer="layout" svg:x1="8.107cm" svg:y1="13.208cm" svg:x2="7.62cm" svg:y2="13.208cm">
          <text:p/>
        </draw:line>
        <draw:line draw:style-name="gr6" draw:text-style-name="P1" draw:layer="layout" svg:x1="3.238cm" svg:y1="6.604cm" svg:x2="3.238cm" svg:y2="7.091cm">
          <text:p/>
        </draw:line>
        <draw:line draw:style-name="gr6" draw:text-style-name="P1" draw:layer="layout" svg:x1="3.238cm" svg:y1="8.382cm" svg:x2="3.238cm" svg:y2="8.869cm">
          <text:p/>
        </draw:line>
        <draw:line draw:style-name="gr6" draw:text-style-name="P1" draw:layer="layout" svg:x1="3.238cm" svg:y1="11.176cm" svg:x2="3.238cm" svg:y2="11.663cm">
          <text:p/>
        </draw:line>
        <draw:line draw:style-name="gr6" draw:text-style-name="P1" draw:layer="layout" svg:x1="4.826cm" svg:y1="13.208cm" svg:x2="5.313cm" svg:y2="13.208cm">
          <text:p/>
        </draw:line>
        <draw:rect draw:style-name="gr7" draw:text-style-name="P1" draw:layer="layout" svg:width="2.847cm" svg:height="8.763cm" svg:x="1.815cm" svg:y="4.826cm">
          <text:p/>
        </draw:rect>
        <draw:line draw:style-name="gr8" draw:text-style-name="P1" draw:layer="layout" svg:x1="6.477cm" svg:y1="5.588cm" svg:x2="7.324cm" svg:y2="5.588cm">
          <text:p/>
        </draw:line>
        <draw:frame draw:style-name="gr9" draw:text-style-name="P6" draw:layer="layout" svg:width="1.535cm" svg:height="0.645cm" svg:x="5.334cm" svg:y="5.207cm">
          <draw:text-box>
            <text:p text:style-name="P6"><text:span text:style-name="T7">True</text:span></text:p>
          </draw:text-box>
        </draw:frame>
        <draw:line draw:style-name="gr8" draw:text-style-name="P1" draw:layer="layout" svg:x1="1.27cm" svg:y1="7.112cm" svg:x2="1.27cm" svg:y2="7.959cm">
          <text:p/>
        </draw:line>
        <draw:frame draw:style-name="gr9" draw:text-style-name="P6" draw:layer="layout" svg:width="1.535cm" svg:height="0.645cm" draw:transform="rotate (1.5707963267946) translate (0.948cm 7.25cm)">
          <draw:text-box>
            <text:p text:style-name="P6"><text:span text:style-name="T7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03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Greenwood</meta:initial-creator>
    <meta:creation-date>2020-05-28T14:03:53</meta:creation-date>
    <dc:date>2020-08-23T22:46:59</dc:date>
    <dc:creator>Jeremy Greenwood</dc:creator>
    <meta:editing-duration>PT10H39M44S</meta:editing-duration>
    <meta:editing-cycles>27</meta:editing-cycles>
    <meta:generator>OpenOffice/4.1.5$Unix OpenOffice.org_project/415m1$Build-9789</meta:generator>
    <meta:document-statistic meta:object-count="54"/>
  </office:meta>
</office:document-meta>
</file>